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61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7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 style:data-style-name="N108">
      <style:table-cell-properties style:text-align-source="fix" style:repeat-content="false" fo:border="0.06pt solid #000000"/>
      <style:paragraph-properties fo:text-align="end" fo:margin-left="0mm"/>
    </style:style>
    <style:style style:name="ce10" style:family="table-cell" style:parent-style-name="Default" style:data-style-name="N107">
      <style:table-cell-properties fo:border="0.06pt solid #000000"/>
    </style:style>
    <style:style style:name="ce11" style:family="table-cell" style:parent-style-name="Default" style:data-style-name="N110">
      <style:table-cell-properties fo:border="0.06pt solid #000000"/>
    </style:style>
    <style:style style:name="ce12" style:family="table-cell" style:parent-style-name="Default" style:data-style-name="N119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rodutoInterno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default-cell-style-name="ce6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4"/>
        <table:table-column table:style-name="co1" table:default-cell-style-name="ce6"/>
        <table:table-column table:style-name="co1" table:number-columns-repeated="2" table:default-cell-style-name="ce3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ocessador Intel® Core™ i5-7200U </text:p>
            <text:p>Nº CPU = 2 </text:p>
            <text:p>Nº Threads = 4</text:p>
          </table:table-cell>
          <table:covered-table-cell table:style-name="ce5"/>
          <table:table-cell table:style-name="ce5"/>
          <table:table-cell table:style-name="ce8" office:value-type="string" calcext:value-type="string">
            <text:p>N_THREAD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N_ARGS</text:p>
          </table:table-cell>
          <table:table-cell table:style-name="ce8" office:value-type="float" office:value="2" calcext:value-type="float">
            <text:p>2</text:p>
          </table:table-cell>
          <table:table-cell table:style-name="ce5"/>
          <table:table-cell table:style-name="ce8" office:value-type="string" calcext:value-type="string">
            <text:p>N_THREADS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_ARGS</text:p>
          </table:table-cell>
          <table:table-cell table:style-name="ce8" office:value-type="float" office:value="4" calcext:value-type="float">
            <text:p>4</text:p>
          </table:table-cell>
          <table:table-cell table:style-name="ce5"/>
          <table:table-cell table:number-columns-repeated="9"/>
          <table:table-cell table:style-name="ce5"/>
        </table:table-row>
        <table:table-row table:style-name="ro2">
          <table:table-cell table:style-name="ce2" office:value-type="string" calcext:value-type="string" table:number-columns-spanned="2" table:number-rows-spanned="1">
            <text:p>SERIAL</text:p>
          </table:table-cell>
          <table:covered-table-cell table:style-name="ce3"/>
          <table:table-cell/>
          <table:table-cell table:style-name="ce8" office:value-type="string" calcext:value-type="string" table:number-columns-spanned="4" table:number-rows-spanned="1">
            <text:p>PARALELO</text:p>
          </table:table-cell>
          <table:covered-table-cell table:number-columns-repeated="3" table:style-name="ce8"/>
          <table:table-cell/>
          <table:table-cell table:style-name="ce2" office:value-type="string" calcext:value-type="string" table:number-columns-spanned="4" table:number-rows-spanned="1">
            <text:p>PARALELO</text:p>
          </table:table-cell>
          <table:covered-table-cell table:style-name="ce3"/>
          <table:covered-table-cell table:number-columns-repeated="2"/>
          <table:table-cell table:number-columns-repeated="11"/>
        </table:table-row>
        <table:table-row table:style-name="ro2">
          <table:table-cell table:style-name="ce3" office:value-type="string" calcext:value-type="string">
            <text:p>TAMANHO</text:p>
          </table:table-cell>
          <table:table-cell table:style-name="ce3" office:value-type="string" calcext:value-type="string">
            <text:p>TEMPO (s)</text:p>
          </table:table-cell>
          <table:table-cell/>
          <table:table-cell table:style-name="ce3" office:value-type="string" calcext:value-type="string">
            <text:p>TAMANHO</text:p>
          </table:table-cell>
          <table:table-cell table:style-name="ce3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TAMANHO</text:p>
          </table:table-cell>
          <table:table-cell table:style-name="ce3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 table:number-columns-repeated="11"/>
        </table:table-row>
        <table:table-row table:style-name="ro2">
          <table:table-cell table:style-name="ce4" office:value-type="float" office:value="100000000" calcext:value-type="float">
            <text:p>1,00E+08</text:p>
          </table:table-cell>
          <table:table-cell table:style-name="ce6" office:value-type="float" office:value="0.2682" calcext:value-type="float">
            <text:p>0,2682</text:p>
          </table:table-cell>
          <table:table-cell/>
          <table:table-cell office:value-type="float" office:value="100000000" calcext:value-type="float">
            <text:p>1,00E+08</text:p>
          </table:table-cell>
          <table:table-cell office:value-type="float" office:value="0.24468" calcext:value-type="float">
            <text:p>0,24468</text:p>
          </table:table-cell>
          <table:table-cell table:style-name="ce10" table:formula="of:=[.B4]/[.E4]" office:value-type="float" office:value="1.09612555174105" calcext:value-type="float">
            <text:p>1,0961256</text:p>
          </table:table-cell>
          <table:table-cell table:formula="of:=[.F4]/[.E1]" office:value-type="float" office:value="0.548062775870525" calcext:value-type="float">
            <text:p>0,548062775870525</text:p>
          </table:table-cell>
          <table:table-cell/>
          <table:table-cell office:value-type="float" office:value="100000000" calcext:value-type="float">
            <text:p>1,00E+08</text:p>
          </table:table-cell>
          <table:table-cell office:value-type="float" office:value="0.252671" calcext:value-type="float">
            <text:p>0,252671</text:p>
          </table:table-cell>
          <table:table-cell table:formula="of:=[.B4]/[.J4]" office:value-type="float" office:value="1.0614593681111" calcext:value-type="float">
            <text:p>1,0614593681111</text:p>
          </table:table-cell>
          <table:table-cell table:formula="of:=[.K4]/[.J1]" office:value-type="float" office:value="0.265364842027775" calcext:value-type="float">
            <text:p>0,265364842027775</text:p>
          </table:table-cell>
          <table:table-cell table:number-columns-repeated="11"/>
        </table:table-row>
        <table:table-row table:style-name="ro2">
          <table:table-cell table:style-name="ce4" office:value-type="float" office:value="200000000" calcext:value-type="float">
            <text:p>2,00E+08</text:p>
          </table:table-cell>
          <table:table-cell table:style-name="ce3" office:value-type="float" office:value="0.53724" calcext:value-type="float">
            <text:p>0,53724</text:p>
          </table:table-cell>
          <table:table-cell/>
          <table:table-cell office:value-type="float" office:value="200000000" calcext:value-type="float">
            <text:p>2,00E+08</text:p>
          </table:table-cell>
          <table:table-cell office:value-type="float" office:value="0.512408" calcext:value-type="float">
            <text:p>0,512408</text:p>
          </table:table-cell>
          <table:table-cell table:style-name="ce10" table:formula="of:=[.B5]/[.E5]" office:value-type="float" office:value="1.04846138233595" calcext:value-type="float">
            <text:p>1,0484614</text:p>
          </table:table-cell>
          <table:table-cell table:formula="of:=[.F5]/[.E1]" office:value-type="float" office:value="0.524230691167976" calcext:value-type="float">
            <text:p>0,524230691167976</text:p>
          </table:table-cell>
          <table:table-cell/>
          <table:table-cell office:value-type="float" office:value="200000000" calcext:value-type="float">
            <text:p>2,00E+08</text:p>
          </table:table-cell>
          <table:table-cell office:value-type="float" office:value="0.496752" calcext:value-type="float">
            <text:p>0,496752</text:p>
          </table:table-cell>
          <table:table-cell table:formula="of:=[.B5]/[.J5]" office:value-type="float" office:value="1.08150545946468" calcext:value-type="float">
            <text:p>1,08150545946468</text:p>
          </table:table-cell>
          <table:table-cell table:formula="of:=[.K5]/[.J1]" office:value-type="float" office:value="0.270376364866171" calcext:value-type="float">
            <text:p>0,270376364866171</text:p>
          </table:table-cell>
          <table:table-cell table:number-columns-repeated="11"/>
        </table:table-row>
        <table:table-row table:style-name="ro2">
          <table:table-cell table:style-name="ce4" office:value-type="float" office:value="300000000" calcext:value-type="float">
            <text:p>3,00E+08</text:p>
          </table:table-cell>
          <table:table-cell table:style-name="ce3" office:value-type="float" office:value="0.818607" calcext:value-type="float">
            <text:p>0,818607</text:p>
          </table:table-cell>
          <table:table-cell/>
          <table:table-cell office:value-type="float" office:value="300000000" calcext:value-type="float">
            <text:p>3,00E+08</text:p>
          </table:table-cell>
          <table:table-cell office:value-type="float" office:value="0.741719" calcext:value-type="float">
            <text:p>0,741719</text:p>
          </table:table-cell>
          <table:table-cell table:style-name="ce10" table:formula="of:=[.B6]/[.E6]" office:value-type="float" office:value="1.1036618989132" calcext:value-type="float">
            <text:p>1,1036619</text:p>
          </table:table-cell>
          <table:table-cell table:formula="of:=[.F6]/[.E1]" office:value-type="float" office:value="0.5518309494566" calcext:value-type="float">
            <text:p>0,5518309494566</text:p>
          </table:table-cell>
          <table:table-cell/>
          <table:table-cell office:value-type="float" office:value="300000000" calcext:value-type="float">
            <text:p>3,00E+08</text:p>
          </table:table-cell>
          <table:table-cell office:value-type="float" office:value="0.756644" calcext:value-type="float">
            <text:p>0,756644</text:p>
          </table:table-cell>
          <table:table-cell table:formula="of:=[.B6]/[.J6]" office:value-type="float" office:value="1.08189188046162" calcext:value-type="float">
            <text:p>1,08189188046162</text:p>
          </table:table-cell>
          <table:table-cell table:formula="of:=[.K6]/[.J1]" office:value-type="float" office:value="0.270472970115404" calcext:value-type="float">
            <text:p>0,270472970115404</text:p>
          </table:table-cell>
          <table:table-cell table:number-columns-repeated="11"/>
        </table:table-row>
        <table:table-row table:style-name="ro2">
          <table:table-cell table:style-name="ce4" office:value-type="float" office:value="400000000" calcext:value-type="float">
            <text:p>4,00E+08</text:p>
          </table:table-cell>
          <table:table-cell table:style-name="ce7" office:value-type="float" office:value="1.084374" calcext:value-type="float">
            <text:p>1,084374</text:p>
          </table:table-cell>
          <table:table-cell/>
          <table:table-cell office:value-type="float" office:value="400000000" calcext:value-type="float">
            <text:p>4,00E+08</text:p>
          </table:table-cell>
          <table:table-cell table:style-name="ce9" office:value-type="float" office:value="1.030689" calcext:value-type="float">
            <text:p>1,030689</text:p>
          </table:table-cell>
          <table:table-cell table:style-name="ce11" table:formula="of:=[.B7]/[.E7]" office:value-type="float" office:value="1.05208651688337" calcext:value-type="float">
            <text:p>1,052</text:p>
          </table:table-cell>
          <table:table-cell table:formula="of:=[.F7]/[.E1]" office:value-type="float" office:value="0.526043258441683" calcext:value-type="float">
            <text:p>0,526043258441683</text:p>
          </table:table-cell>
          <table:table-cell/>
          <table:table-cell office:value-type="float" office:value="400000000" calcext:value-type="float">
            <text:p>4,00E+08</text:p>
          </table:table-cell>
          <table:table-cell table:style-name="ce9" office:value-type="float" office:value="1.093959" calcext:value-type="float">
            <text:p>1,093959</text:p>
          </table:table-cell>
          <table:table-cell table:formula="of:=[.B7]/[.J7]" office:value-type="float" office:value="0.991238245674655" calcext:value-type="float">
            <text:p>0,991238245674655</text:p>
          </table:table-cell>
          <table:table-cell table:formula="of:=[.K7]/[.J1]" office:value-type="float" office:value="0.247809561418664" calcext:value-type="float">
            <text:p>0,247809561418664</text:p>
          </table:table-cell>
          <table:table-cell table:number-columns-repeated="11"/>
        </table:table-row>
        <table:table-row table:style-name="ro2">
          <table:table-cell table:style-name="ce4" office:value-type="float" office:value="500000000" calcext:value-type="float">
            <text:p>5,00E+08</text:p>
          </table:table-cell>
          <table:table-cell table:style-name="ce3" office:value-type="float" office:value="1.346468" calcext:value-type="float">
            <text:p>1,346468</text:p>
          </table:table-cell>
          <table:table-cell/>
          <table:table-cell office:value-type="float" office:value="500000000" calcext:value-type="float">
            <text:p>5,00E+08</text:p>
          </table:table-cell>
          <table:table-cell office:value-type="float" office:value="1.234996" calcext:value-type="float">
            <text:p>1,234996</text:p>
          </table:table-cell>
          <table:table-cell table:style-name="ce12" table:formula="of:=[.B8]/[.E8]" office:value-type="float" office:value="1.09026102108833" calcext:value-type="float">
            <text:p>1,090</text:p>
          </table:table-cell>
          <table:table-cell table:formula="of:=[.F8]/[.E1]" office:value-type="float" office:value="0.545130510544164" calcext:value-type="float">
            <text:p>0,545130510544164</text:p>
          </table:table-cell>
          <table:table-cell/>
          <table:table-cell office:value-type="float" office:value="500000000" calcext:value-type="float">
            <text:p>5,00E+08</text:p>
          </table:table-cell>
          <table:table-cell office:value-type="float" office:value="1.447702" calcext:value-type="float">
            <text:p>1,447702</text:p>
          </table:table-cell>
          <table:table-cell table:formula="of:=[.B8]/[.J8]" office:value-type="float" office:value="0.930072625443634" calcext:value-type="float">
            <text:p>0,930072625443634</text:p>
          </table:table-cell>
          <table:table-cell table:formula="of:=[.K8]/[.J1]" office:value-type="float" office:value="0.232518156360909" calcext:value-type="float">
            <text:p>0,232518156360909</text:p>
          </table:table-cell>
          <table:table-cell table:number-columns-repeated="11"/>
        </table:table-row>
        <table:table-row table:style-name="ro2" table:number-rows-repeated="2"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 table:number-columns-repeated="11"/>
        </table:table-row>
        <table:table-row table:style-name="ro2">
          <table:table-cell table:number-columns-repeated="3"/>
          <table:table-cell table:style-name="ce8" office:value-type="string" calcext:value-type="string">
            <text:p>N_THREAD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N_ARGS</text:p>
          </table:table-cell>
          <table:table-cell table:style-name="ce8" office:value-type="float" office:value="4" calcext:value-type="float">
            <text:p>4</text:p>
          </table:table-cell>
          <table:table-cell table:style-name="ce5"/>
          <table:table-cell table:style-name="ce8" office:value-type="string" calcext:value-type="string">
            <text:p>N_THREADS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N_ARGS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" office:value-type="string" calcext:value-type="string" table:number-columns-spanned="4" table:number-rows-spanned="1">
            <text:p>PARALELO</text:p>
          </table:table-cell>
          <table:covered-table-cell table:style-name="ce3"/>
          <table:covered-table-cell table:number-columns-repeated="2"/>
          <table:table-cell/>
          <table:table-cell table:style-name="ce2" office:value-type="string" calcext:value-type="string" table:number-columns-spanned="4" table:number-rows-spanned="1">
            <text:p>PARALELO</text:p>
          </table:table-cell>
          <table:covered-table-cell table:style-name="ce3"/>
          <table:covered-table-cell table:number-columns-repeated="2"/>
          <table:table-cell table:number-columns-repeated="11"/>
        </table:table-row>
        <table:table-row table:style-name="ro2">
          <table:table-cell table:number-columns-repeated="3"/>
          <table:table-cell table:style-name="ce3" office:value-type="string" calcext:value-type="string">
            <text:p>TAMANHO</text:p>
          </table:table-cell>
          <table:table-cell table:style-name="ce3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TAMANHO</text:p>
          </table:table-cell>
          <table:table-cell table:style-name="ce3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float" office:value="100000000" calcext:value-type="float">
            <text:p>1,00E+08</text:p>
          </table:table-cell>
          <table:table-cell office:value-type="float" office:value="0.244358" calcext:value-type="float">
            <text:p>0,244358</text:p>
          </table:table-cell>
          <table:table-cell table:formula="of:=[.B4]/[.E14]" office:value-type="float" office:value="1.0975699588309" calcext:value-type="float">
            <text:p>1,0975699588309</text:p>
          </table:table-cell>
          <table:table-cell table:formula="of:=[.F14]/[.E11]" office:value-type="float" office:value="0.548784979415448" calcext:value-type="float">
            <text:p>0,548784979415448</text:p>
          </table:table-cell>
          <table:table-cell/>
          <table:table-cell office:value-type="float" office:value="100000000" calcext:value-type="float">
            <text:p>1,00E+08</text:p>
          </table:table-cell>
          <table:table-cell office:value-type="float" office:value="0.24608" calcext:value-type="float">
            <text:p>0,24608</text:p>
          </table:table-cell>
          <table:table-cell table:style-name="ce10" table:formula="of:=[.B4]/[.J14]" office:value-type="float" office:value="1.08988946684005" calcext:value-type="float">
            <text:p>1,0898895</text:p>
          </table:table-cell>
          <table:table-cell table:formula="of:=[.K14]/[.J11]" office:value-type="float" office:value="0.136236183355007" calcext:value-type="float">
            <text:p>0,136236183355007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float" office:value="200000000" calcext:value-type="float">
            <text:p>2,00E+08</text:p>
          </table:table-cell>
          <table:table-cell office:value-type="float" office:value="0.5051912" calcext:value-type="float">
            <text:p>0,5051912</text:p>
          </table:table-cell>
          <table:table-cell table:formula="of:=[.B5]/[.E15]" office:value-type="float" office:value="1.06343895143067" calcext:value-type="float">
            <text:p>1,06343895143067</text:p>
          </table:table-cell>
          <table:table-cell table:formula="of:=[.F15]/[.E11]" office:value-type="float" office:value="0.531719475715333" calcext:value-type="float">
            <text:p>0,531719475715333</text:p>
          </table:table-cell>
          <table:table-cell/>
          <table:table-cell office:value-type="float" office:value="200000000" calcext:value-type="float">
            <text:p>2,00E+08</text:p>
          </table:table-cell>
          <table:table-cell office:value-type="float" office:value="0.501787" calcext:value-type="float">
            <text:p>0,501787</text:p>
          </table:table-cell>
          <table:table-cell table:style-name="ce10" table:formula="of:=[.B5]/[.J15]" office:value-type="float" office:value="1.07065348444659" calcext:value-type="float">
            <text:p>1,0706535</text:p>
          </table:table-cell>
          <table:table-cell table:formula="of:=[.K15]/[.J11]" office:value-type="float" office:value="0.133831685555823" calcext:value-type="float">
            <text:p>0,133831685555823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float" office:value="300000000" calcext:value-type="float">
            <text:p>3,00E+08</text:p>
          </table:table-cell>
          <table:table-cell office:value-type="float" office:value="0.762695" calcext:value-type="float">
            <text:p>0,762695</text:p>
          </table:table-cell>
          <table:table-cell table:formula="of:=[.B6]/[.E16]" office:value-type="float" office:value="1.07330846537607" calcext:value-type="float">
            <text:p>1,07330846537607</text:p>
          </table:table-cell>
          <table:table-cell table:formula="of:=[.F16]/[.E11]" office:value-type="float" office:value="0.536654232688034" calcext:value-type="float">
            <text:p>0,536654232688034</text:p>
          </table:table-cell>
          <table:table-cell/>
          <table:table-cell office:value-type="float" office:value="300000000" calcext:value-type="float">
            <text:p>3,00E+08</text:p>
          </table:table-cell>
          <table:table-cell office:value-type="float" office:value="0.737131" calcext:value-type="float">
            <text:p>0,737131</text:p>
          </table:table-cell>
          <table:table-cell table:style-name="ce10" table:formula="of:=[.B6]/[.J16]" office:value-type="float" office:value="1.11053123528925" calcext:value-type="float">
            <text:p>1,1105312</text:p>
          </table:table-cell>
          <table:table-cell table:formula="of:=[.K16]/[.J11]" office:value-type="float" office:value="0.138816404411156" calcext:value-type="float">
            <text:p>0,138816404411156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float" office:value="400000000" calcext:value-type="float">
            <text:p>4,00E+08</text:p>
          </table:table-cell>
          <table:table-cell table:style-name="ce9" office:value-type="float" office:value="0.986697" calcext:value-type="float">
            <text:p>0,986697</text:p>
          </table:table-cell>
          <table:table-cell table:formula="of:=[.B7]/[.E17]" office:value-type="float" office:value="1.09899391606542" calcext:value-type="float">
            <text:p>1,09899391606542</text:p>
          </table:table-cell>
          <table:table-cell table:formula="of:=[.F17]/[.E11]" office:value-type="float" office:value="0.549496958032709" calcext:value-type="float">
            <text:p>0,549496958032709</text:p>
          </table:table-cell>
          <table:table-cell/>
          <table:table-cell office:value-type="float" office:value="400000000" calcext:value-type="float">
            <text:p>4,00E+08</text:p>
          </table:table-cell>
          <table:table-cell table:style-name="ce9" office:value-type="float" office:value="1.025729" calcext:value-type="float">
            <text:p>1,025729</text:p>
          </table:table-cell>
          <table:table-cell table:style-name="ce11" table:formula="of:=[.B7]/[.J17]" office:value-type="float" office:value="1.05717397090265" calcext:value-type="float">
            <text:p>1,057</text:p>
          </table:table-cell>
          <table:table-cell table:formula="of:=[.K17]/[.J11]" office:value-type="float" office:value="0.132146746362831" calcext:value-type="float">
            <text:p>0,132146746362831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float" office:value="500000000" calcext:value-type="float">
            <text:p>5,00E+08</text:p>
          </table:table-cell>
          <table:table-cell office:value-type="float" office:value="1.285987" calcext:value-type="float">
            <text:p>1,285987</text:p>
          </table:table-cell>
          <table:table-cell table:formula="of:=[.B8]/[.E18]" office:value-type="float" office:value="1.0470308020221" calcext:value-type="float">
            <text:p>1,0470308020221</text:p>
          </table:table-cell>
          <table:table-cell table:formula="of:=[.F18]/[.E11]" office:value-type="float" office:value="0.523515401011052" calcext:value-type="float">
            <text:p>0,523515401011052</text:p>
          </table:table-cell>
          <table:table-cell/>
          <table:table-cell office:value-type="float" office:value="500000000" calcext:value-type="float">
            <text:p>5,00E+08</text:p>
          </table:table-cell>
          <table:table-cell office:value-type="float" office:value="1.300101" calcext:value-type="float">
            <text:p>1,300101</text:p>
          </table:table-cell>
          <table:table-cell table:style-name="ce12" table:formula="of:=[.B8]/[.J18]" office:value-type="float" office:value="1.03566415224663" calcext:value-type="float">
            <text:p>1,036</text:p>
          </table:table-cell>
          <table:table-cell table:formula="of:=[.K18]/[.J11]" office:value-type="float" office:value="0.129458019030829" calcext:value-type="float">
            <text:p>0,129458019030829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7" loext:min-decimal-places="7" number:min-integer-digits="1"/>
    </number:number-style>
    <number:number-style style:name="N108">
      <number:number number:decimal-places="6" loext:min-decimal-places="6" number:min-integer-digits="1"/>
    </number:number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4" loext:min-decimal-places="14" number:min-integer-digits="1"/>
    </number:number-style>
    <number:number-style style:name="N12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/00/0000</text:date>, <text:time style:data-style-name="N2" text:time-value="00:16:16.57200709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20:17:24.735173842</meta:creation-date>
    <meta:generator>LibreOffice/6.0.7.3$Linux_X86_64 LibreOffice_project/00m0$Build-3</meta:generator>
    <dc:date>2019-10-05T01:00:39.130128485</dc:date>
    <meta:editing-duration>PT2M1S</meta:editing-duration>
    <meta:editing-cycles>1</meta:editing-cycles>
    <meta:document-statistic meta:table-count="1" meta:cell-count="130" meta:object-count="0"/>
  </office:meta>
</office:document-meta>
</file>